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ベテランメイド
「メイドなら根性見せなさい！」</text:p>
          </table:table-cell>
          <table:table-cell table:style-name="ce0"/>
          <table:table-cell table:style-name="ce0"/>
          <table:table-cell table:style-name="ce0" office:value-type="string">
            <text:p>Experienced Maid
“And you call yourself a maid? Then show
some willpower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トイレっ、トイレ行かせてくださいっ！！
　せんぱい・・・っ　おねがい・・・も、もう・・・」</text:p>
          </table:table-cell>
          <table:table-cell table:style-name="ce0"/>
          <table:table-cell table:style-name="ce0"/>
          <table:table-cell table:style-name="ce0" office:value-type="string">
            <text:p>Rookie Maid
“P-Please, let me go to the toilet!!
Senpai... I'm begging you... I-I can't..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わたし・・・っ、もう、がまんが・・・っ　ぁ、ぁ」</text:p>
          </table:table-cell>
          <table:table-cell table:style-name="ce0"/>
          <table:table-cell table:style-name="ce0"/>
          <table:table-cell table:style-name="ce0" office:value-type="string">
            <text:p>Rookie Maid
“I... can't hold... ah, ah...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そんなにみっともなくもじもじしちゃって！」</text:p>
          </table:table-cell>
          <table:table-cell table:style-name="ce0"/>
          <table:table-cell table:style-name="ce0"/>
          <table:table-cell table:style-name="ce0" office:value-type="string">
            <text:p>Experienced Maid
“How dare you fidget around like that
so shamelessly!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あなたにはお説教が必要ね！　そこに
　直りなさい！（ﾊｧﾊｧ）」</text:p>
          </table:table-cell>
          <table:table-cell table:style-name="ce0"/>
          <table:table-cell table:style-name="ce0"/>
          <table:table-cell table:style-name="ce0" office:value-type="string">
            <text:p>Experienced Maid
“You are in dire need of a scolding! Fix that
attitude of yours, missy! *pant* * pant*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そんなっ、もう、おしっこ・・・でちゃいますっ！
　お願いですから・・・もう、させて・・・くださいっ」</text:p>
          </table:table-cell>
          <table:table-cell table:style-name="ce0"/>
          <table:table-cell table:style-name="ce0"/>
          <table:table-cell table:style-name="ce0" office:value-type="string">
            <text:p>Rookie Maid
“But—agh, I'm going to... wet myself!
Please... just let me... in...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む、むり・・・もうっ、だめ・・・むりっ、げ、げん
　・・・かい・・・ぃ・・・だ・・・め・・・ぇ・・・っ」</text:p>
          </table:table-cell>
          <table:table-cell table:style-name="ce0"/>
          <table:table-cell table:style-name="ce0"/>
          <table:table-cell table:style-name="ce0" office:value-type="string">
            <text:p>Rookie Maid
“N-No... it's... no, I-I'm at my... limiiit...
n... o... o...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いやぁ・・・ふえええん・・・////」</text:p>
          </table:table-cell>
          <table:table-cell table:style-name="ce0"/>
          <table:table-cell table:style-name="ce0"/>
          <table:table-cell table:style-name="ce0" office:value-type="string">
            <text:p>Rookie Maid
“Noo... waaaaaaahhh...! ////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っしゃああああああぁぁぁっ！！！！）」</text:p>
          </table:table-cell>
          <table:table-cell table:style-name="ce0"/>
          <table:table-cell table:style-name="ce0"/>
          <table:table-cell table:style-name="ce0" office:value-type="string">
            <text:p>Experienced Maid
“(Yesssssssssssssss!!!!)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あらあら！　あなたって娘は、もう！（ガン見）」</text:p>
          </table:table-cell>
          <table:table-cell table:style-name="ce0"/>
          <table:table-cell table:style-name="ce0"/>
          <table:table-cell table:style-name="ce0" office:value-type="string">
            <text:p>Experienced Maid
“Oh, dear! How old do you think you are?!
...*stare* *stare*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仕方ないわね！　王宮内で粗相しちゃう
　困ったちゃんのおしっこ、私がおかたずけ
　してあげるからバケツと雑巾持ってらっしゃい」</text:p>
          </table:table-cell>
          <table:table-cell table:style-name="ce0"/>
          <table:table-cell table:style-name="ce0"/>
          <table:table-cell table:style-name="ce0" office:value-type="string">
            <text:p>Experienced Maid
“Well, there's no helping it! I shall clean up
after the poor girly who had an accident in the
palace! Bring me a bucket and cloth, please!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ううう・・・ぐすんっ////」</text:p>
          </table:table-cell>
          <table:table-cell table:style-name="ce0"/>
          <table:table-cell table:style-name="ce0"/>
          <table:table-cell table:style-name="ce0" office:value-type="string">
            <text:p>Rookie Maid
“Uuuuh... *sob* ////”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。　最後にトイレを
済ませてから、かなりの時間が経っていると
見え、とっても色が濃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ee, piping-hot. It was held in to the very last
minute, which was for a rather long time, so
it is a deep yellow.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こら！　お掃除中よ！」
新人メイド
「み、見ないでくださいぃーー！！////」</text:p>
          </table:table-cell>
          <table:table-cell table:style-name="ce0"/>
          <table:table-cell table:style-name="ce0"/>
          <table:table-cell table:style-name="ce0" office:value-type="string">
            <text:p>Experienced Maid
“Excuse me! Cleaning in progress!“
Rookie Maid
”P-Please don't looook——!! ////”</text:p>
          </table:table-cell>
          <table:table-cell table:number-columns-repeated="1020"/>
        </table:table-row>
        <table:table-row>
          <table:table-cell table:style-name="ce0" office:value-type="string">
            <text:p>ベテランメイド
「（おしっこ・・・あったかい♪ﾊｧﾊｧ）」</text:p>
          </table:table-cell>
          <table:table-cell table:style-name="ce0"/>
          <table:table-cell table:style-name="ce0"/>
          <table:table-cell table:style-name="ce0" office:value-type="string">
            <text:p>Experienced Maid
“(The pee... it's so warm! ♪ *pant*)”</text:p>
          </table:table-cell>
          <table:table-cell table:number-columns-repeated="1020"/>
        </table:table-row>
        <table:table-row>
          <table:table-cell table:style-name="ce0" office:value-type="string">
            <text:p>新人メイド
「（・・・な、なんだろう・・・なんか、こういうの
　・・・キモチいい・・・かも////）」</text:p>
          </table:table-cell>
          <table:table-cell table:style-name="ce0"/>
          <table:table-cell table:style-name="ce0"/>
          <table:table-cell table:style-name="ce0" office:value-type="string">
            <text:p>Rookie Maid
“(...S-Somehow... that might have actually...
felt rather... good... ////)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